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50000005DED8ED6BC.png" manifest:media-type="image/png"/>
  <manifest:file-entry manifest:full-path="Pictures/10000201000001C70000012CFDB67EA1.png" manifest:media-type="image/png"/>
  <manifest:file-entry manifest:full-path="Pictures/10000201000000D50000004D18189C8D.png" manifest:media-type="image/png"/>
  <manifest:file-entry manifest:full-path="Pictures/10000201000000BB000000480037F0A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2cm" svg:stroke-color="#800000" draw:marker-start="Triangle_20_unfilled" draw:marker-start-width="0.13cm" draw:marker-end="Arrow" draw:marker-end-width="0.13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2cm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.802cm"/>
    </style:style>
    <style:style style:name="gr6" style:family="graphic" style:parent-style-name="standard">
      <style:graphic-properties TexMathsArgs="6§display§\left[ \begin{array}{ccc}&#10;\bullet &amp; \bullet&amp; \bullet \\\bullet &amp; \bullet&amp; \bullet \\\bullet &amp;.\bullet&amp; \bullet \\ &#10;\end{array}\right]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cfe7f5" draw:textarea-vertical-align="middle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TexMathsArgs="10§display§q, \dot q, 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TexMathsArgs="10§display§\epsilon, \dot \epsilon, \sigm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F, \dot F, \mathcal{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8.333cm" svg:y="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735cm" svg:y1="1.027cm" svg:x2="9.735cm" svg:y2="2.027cm">
          <text:p/>
        </draw:line>
        <draw:frame draw:style-name="gr3" draw:text-style-name="P2" draw:layer="layout" svg:width="1.848cm" svg:height="0.649cm" svg:x="8.791cm" svg:y="1.077cm">
          <draw:text-box>
            <text:p text:style-name="P2">mapping</text:p>
          </draw:text-box>
        </draw:frame>
        <draw:g>
          <draw:line draw:style-name="gr4" draw:text-style-name="P1" draw:layer="layout" svg:x1="8.25cm" svg:y1="2.51cm" svg:x2="8.3cm" svg:y2="2.125cm">
            <text:p/>
          </draw:line>
          <draw:line draw:style-name="gr4" draw:text-style-name="P1" draw:layer="layout" svg:x1="8.25cm" svg:y1="2.51cm" svg:x2="8.75cm" svg:y2="2.625cm">
            <text:p/>
          </draw:line>
        </draw:g>
        <draw:line draw:style-name="gr2" draw:text-style-name="P1" draw:layer="layout" svg:x1="9.735cm" svg:y1="2.902cm" svg:x2="9.735cm" svg:y2="3.902cm">
          <text:p/>
        </draw:line>
        <draw:frame draw:style-name="gr3" draw:text-style-name="P2" draw:layer="layout" svg:width="1.848cm" svg:height="0.649cm" svg:x="8.818cm" svg:y="2.952cm">
          <draw:text-box>
            <text:p text:style-name="P2">mapping</text:p>
          </draw:text-box>
        </draw:frame>
        <draw:frame draw:style-name="gr3" draw:text-style-name="P2" draw:layer="layout" svg:width="2.695cm" svg:height="0.649cm" svg:x="5.666cm" svg:y="0.166cm">
          <draw:text-box>
            <text:p text:style-name="P3">Control nodes</text:p>
          </draw:text-box>
        </draw:frame>
        <draw:frame draw:style-name="gr3" draw:text-style-name="P2" draw:layer="layout" svg:width="2.424cm" svg:height="1.047cm" svg:x="5.867cm" svg:y="1.833cm">
          <draw:text-box>
            <text:p text:style-name="P3">Deformation</text:p>
            <text:p text:style-name="P3">gradients</text:p>
          </draw:text-box>
        </draw:frame>
        <draw:frame draw:style-name="gr5" draw:text-style-name="P3" draw:layer="layout" svg:width="2.208cm" svg:height="1.125cm" svg:x="5.583cm" svg:y="3.833cm">
          <draw:text-box>
            <text:p text:style-name="P3">Strain<text:line-break/>measures</text:p>
          </draw:text-box>
        </draw:frame>
        <draw:frame draw:style-name="gr6" draw:text-style-name="P1" draw:layer="layout" svg:width="1.138cm" svg:height="0.76cm" svg:x="7.57cm" svg:y="3.99cm">
          <draw:image xlink:href="Pictures/10000201000001C70000012CFDB67EA1.png" xlink:type="simple" xlink:show="embed" xlink:actuate="onLoad">
            <text:p/>
          </draw:image>
        </draw:frame>
        <draw:g>
          <draw:polygon draw:style-name="gr7" draw:text-style-name="P4" draw:layer="layout" svg:width="3.124cm" svg:height="2.374cm" svg:x="1.148cm" svg:y="0.631cm" svg:viewBox="0 0 3125 2375" draw:points="1500,2375 3125,1375 2875,0 0,875">
            <text:p/>
          </draw:polygon>
          <draw:polygon draw:style-name="gr7" draw:text-style-name="P1" draw:layer="layout" svg:width="2.272cm" svg:height="1.784cm" svg:x="0.375cm" svg:y="1.506cm" svg:viewBox="0 0 2273 1785" draw:points="0,1785 773,0 2273,1500">
            <text:p/>
          </draw:polygon>
          <draw:custom-shape draw:style-name="gr1" draw:text-style-name="P1" draw:layer="layout" svg:width="0.25cm" svg:height="0.25cm" svg:x="0.25cm" svg:y="3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5cm" svg:height="0.25cm" svg:x="4.148cm" svg:y="1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5cm" svg:height="0.25cm" svg:x="2.523cm" svg:y="2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5cm" svg:height="0.25cm" svg:x="1.023cm" svg:y="1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25cm" svg:height="0.25cm" svg:x="1.083cm" svg:y="2.56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25cm" svg:height="0.25cm" svg:x="2.513cm" svg:y="2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" draw:text-style-name="P1" draw:layer="layout" svg:x1="2.636cm" svg:y1="2.446cm" svg:x2="3.217cm" svg:y2="2.311cm">
              <text:p/>
            </draw:line>
            <draw:line draw:style-name="gr4" draw:text-style-name="P1" draw:layer="layout" svg:x1="2.626cm" svg:y1="2.437cm" svg:x2="2.178cm" svg:y2="2.028cm">
              <text:p/>
            </draw:line>
          </draw:g>
          <draw:custom-shape draw:style-name="gr1" draw:text-style-name="P1" draw:layer="layout" svg:width="0.25cm" svg:height="0.25cm" svg:x="3.898cm" svg:y="0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25cm" svg:height="0.25cm" svg:x="1.973cm" svg:y="1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0.25cm" svg:height="0.25cm" svg:x="3.398cm" svg:y="1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0.25cm" svg:height="0.25cm" svg:x="3.273cm" svg:y="1.1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" draw:text-style-name="P1" draw:layer="layout" svg:x1="3.529cm" svg:y1="2.037cm" svg:x2="4.025cm" svg:y2="1.818cm">
              <text:p/>
            </draw:line>
            <draw:line draw:style-name="gr4" draw:text-style-name="P1" draw:layer="layout" svg:x1="3.519cm" svg:y1="2.028cm" svg:x2="3.458cm" svg:y2="1.587cm">
              <text:p/>
            </draw:line>
          </draw:g>
          <draw:g>
            <draw:line draw:style-name="gr4" draw:text-style-name="P1" draw:layer="layout" svg:x1="3.403cm" svg:y1="1.281cm" svg:x2="3.994cm" svg:y2="1.188cm">
              <text:p/>
            </draw:line>
            <draw:line draw:style-name="gr4" draw:text-style-name="P1" draw:layer="layout" svg:x1="3.393cm" svg:y1="1.272cm" svg:x2="3.385cm" svg:y2="0.872cm">
              <text:p/>
            </draw:line>
          </draw:g>
          <draw:g>
            <draw:line draw:style-name="gr4" draw:text-style-name="P1" draw:layer="layout" svg:x1="2.104cm" svg:y1="1.616cm" svg:x2="2.734cm" svg:y2="1.502cm">
              <text:p/>
            </draw:line>
            <draw:line draw:style-name="gr4" draw:text-style-name="P1" draw:layer="layout" svg:x1="2.094cm" svg:y1="1.628cm" svg:x2="1.831cm" svg:y2="1.135cm">
              <text:p/>
            </draw:line>
          </draw:g>
          <draw:g>
            <draw:line draw:style-name="gr4" draw:text-style-name="P1" draw:layer="layout" svg:x1="1.197cm" svg:y1="2.707cm" svg:x2="1.822cm" svg:y2="2.832cm">
              <text:p/>
            </draw:line>
            <draw:line draw:style-name="gr4" draw:text-style-name="P1" draw:layer="layout" svg:x1="1.187cm" svg:y1="2.698cm" svg:x2="1.447cm" svg:y2="2.082cm">
              <text:p/>
            </draw:line>
          </draw:g>
        </draw:g>
        <draw:custom-shape draw:style-name="gr9" draw:text-style-name="P4" xml:id="id1" draw:id="id1" draw:layer="layout" svg:width="2.792cm" svg:height="0.792cm" svg:x="10.782cm" svg:y="0.166cm">
          <text:p text:style-name="P4">Shape functions</text:p>
          <draw:enhanced-geometry svg:viewBox="0 0 21600 21600" draw:type="rectangle" draw:enhanced-path="M 0 0 L 21600 0 21600 21600 0 21600 0 0 Z N"/>
        </draw:custom-shape>
        <draw:g xml:id="id2" draw:id="id2">
          <draw:frame draw:style-name="gr10" draw:text-style-name="P1" draw:layer="layout" svg:width="0.899cm" svg:height="0.325cm" svg:x="9.308cm" svg:y="0.327cm">
            <draw:image xlink:href="Pictures/10000201000000D50000004D18189C8D.png" xlink:type="simple" xlink:show="embed" xlink:actuate="onLoad">
              <text:p/>
            </draw:image>
          </draw:frame>
          <draw:custom-shape draw:style-name="gr11" draw:text-style-name="P4" draw:layer="measurelines" svg:width="1.25cm" svg:height="0.792cm" svg:x="9.158cm" svg:y="0.166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frame draw:style-name="gr12" draw:text-style-name="P1" draw:layer="layout" svg:width="0.79cm" svg:height="0.304cm" svg:x="9.293cm" svg:y="4.189cm">
            <draw:image xlink:href="Pictures/10000201000000BB000000480037F0A0.png" xlink:type="simple" xlink:show="embed" xlink:actuate="onLoad">
              <text:p/>
            </draw:image>
          </draw:frame>
          <draw:custom-shape draw:style-name="gr11" draw:text-style-name="P4" draw:layer="measurelines" svg:width="1.25cm" svg:height="0.792cm" svg:x="9.075cm" svg:y="3.998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frame draw:style-name="gr13" draw:text-style-name="P1" draw:layer="layout" svg:width="1.102cm" svg:height="0.42cm" svg:x="9.23cm" svg:y="2.198cm">
            <draw:image xlink:href="Pictures/10000201000001050000005DED8ED6BC.png" xlink:type="simple" xlink:show="embed" xlink:actuate="onLoad">
              <text:p/>
            </draw:image>
          </draw:frame>
          <draw:custom-shape draw:style-name="gr11" draw:text-style-name="P4" draw:layer="measurelines" svg:width="1.25cm" svg:height="0.792cm" svg:x="9.158cm" svg:y="2.082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4" xml:id="id3" draw:id="id3" draw:layer="measurelines" svg:width="2.792cm" svg:height="0.792cm" svg:x="10.7cm" svg:y="3.999cm">
          <text:p text:style-name="P4">Material law</text:p>
          <draw:enhanced-geometry svg:viewBox="0 0 21600 21600" draw:type="rectangle" draw:enhanced-path="M 0 0 L 21600 0 21600 21600 0 21600 0 0 Z N"/>
        </draw:custom-shape>
        <draw:connector draw:style-name="gr14" draw:text-style-name="P4" draw:layer="measurelines" draw:type="line" svg:x1="10.782cm" svg:y1="0.562cm" svg:x2="10.408cm" svg:y2="0.562cm" draw:start-shape="id1" draw:start-glue-point="3" draw:end-shape="id2" draw:end-glue-point="1" svg:d="m10782 562h-374" svg:viewBox="0 0 375 1">
          <text:p/>
        </draw:connector>
        <draw:connector draw:style-name="gr14" draw:text-style-name="P4" draw:layer="measurelines" draw:type="line" svg:x1="10.7cm" svg:y1="4.395cm" svg:x2="10.325cm" svg:y2="4.394cm" draw:start-shape="id3" draw:start-glue-point="3" draw:end-shape="id4" draw:end-glue-point="1" svg:d="m10700 4395-375-1" svg:viewBox="0 0 376 2">
          <text:p/>
        </draw:connector>
        <draw:custom-shape draw:style-name="gr9" draw:text-style-name="P4" xml:id="id6" draw:id="id6" draw:layer="measurelines" svg:width="2.792cm" svg:height="0.792cm" svg:x="10.791cm" svg:y="2.083cm">
          <text:p text:style-name="P4">Sample regions</text:p>
          <draw:enhanced-geometry svg:viewBox="0 0 21600 21600" draw:type="rectangle" draw:enhanced-path="M 0 0 L 21600 0 21600 21600 0 21600 0 0 Z N"/>
        </draw:custom-shape>
        <draw:connector draw:style-name="gr14" draw:text-style-name="P4" draw:layer="measurelines" draw:type="line" svg:x1="10.408cm" svg:y1="2.478cm" svg:x2="10.791cm" svg:y2="2.479cm" draw:start-shape="id5" draw:start-glue-point="1" draw:end-shape="id6" draw:end-glue-point="3" svg:d="m10408 2478 383 1" svg:viewBox="0 0 38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marker draw:name="Triangle_20_unfilled" draw:display-name="Triangle unfilled" svg:viewBox="0 0 3000 3000" svg:d="m1500 0 1500 3000h-3000zm0 447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3-05-28T17:14:48</dc:date>
    <dc:creator>ffaure </dc:creator>
    <meta:editing-duration>PT6H2M29S</meta:editing-duration>
    <meta:editing-cycles>43</meta:editing-cycles>
    <meta:generator>LibreOffice/3.5$Linux_X86_64 LibreOffice_project/350m1$Build-2</meta:generator>
    <meta:document-statistic meta:object-count="55"/>
  </office:meta>
</office:document-meta>
</file>